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/>
      <style:text-properties style:use-window-font-color="tru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  <style:style style:name="P11" style:parent-style-name="Akapitzlistą" style:family="paragraph"/>
    <style:style style:name="P12" style:parent-style-name="Nagłówek1" style:family="paragraph">
      <style:text-properties style:use-window-font-color="true"/>
    </style:style>
    <style:style style:name="P13" style:parent-style-name="Akapitzlistą" style:family="paragraph"/>
    <style:style style:name="P14" style:parent-style-name="Akapitzlistą" style:family="paragraph"/>
    <style:style style:name="P15" style:parent-style-name="Akapitzlistą" style:family="paragraph"/>
  </office:automatic-styles>
  <office:body>
    <office:text text:use-soft-page-breaks="true">
      <text:h text:style-name="P1" text:outline-level="1">Wnioski po konsultacjach 13.11.15</text:h>
      <text:list text:style-name="LFO1" text:continue-numbering="true">
        <text:list-item>
          <text:p text:style-name="P2">konsola administratora stanowi oddzielny program</text:p>
        </text:list-item>
        <text:list-item>
          <text:p text:style-name="P3">szyfrowanie lub jakiekolwiek zabezpieczenia są opcjonalne, można je zastosować, ale nie jest to konieczne i nie podlega ocenie</text:p>
        </text:list-item>
        <text:list-item>
          <text:p text:style-name="P4">zadania uruchamiane na węzłach w ramach projektu mogą być dowolne np. prosty ale złożony obliczeniowo skrypt</text:p>
        </text:list-item>
        <text:list-item>
          <text:p text:style-name="P5">należy uwzględnić sytuacje awaryjne jak odłączenie węzła od serwera – zadanie powinno być zrealizowane przez inny węzeł</text:p>
        </text:list-item>
        <text:list-item>
          <text:p text:style-name="P6">serwer rozdziela zadania zgodnie ze swoją logiką, administrator przydziela zadania do wykonania dla całego systemu</text:p>
        </text:list-item>
        <text:list-item>
          <text:p text:style-name="P7">zadania do wykonania w systemie są rozsyłane przez konsolę administratora na serwer</text:p>
        </text:list-item>
        <text:list-item>
          <text:p text:style-name="P8">serwer powinien rozesłać zadanie do węzłów, które będą je wykonywać</text:p>
        </text:list-item>
        <text:list-item>
          <text:p text:style-name="P9">węzeł, na polecenie serwera, może zapamiętać zadanie, skasować je, wykonać<text:s/>zgodnie z zaplanowanym harmonogramem, przerwać a potem kontynuować zadanie</text:p>
        </text:list-item>
        <text:list-item>
          <text:p text:style-name="P10">zadanie wykonywane z harmonogramem oznacza wykonanie zadania o określonej godzinie lub po wykonaniu innego zadania (?)</text:p>
        </text:list-item>
        <text:list-item>
          <text:p text:style-name="P11">należy zsynchronizować czas węzłów, serwera i konsoli administratora</text:p>
        </text:list-item>
      </text:list>
      <text:p text:style-name="Normalny"/>
      <text:h text:style-name="P12" text:outline-level="1">Propozycje</text:h>
      <text:list text:style-name="LFO2" text:continue-numbering="true">
        <text:list-item>
          <text:p text:style-name="P13">stworzyć listę zadań wysłanych na serwer, by rozróżniać je po jakimś identyfikatorze</text:p>
        </text:list-item>
        <text:list-item>
          <text:p text:style-name="P14">wprowadzić priorytet wysłanych do wykonania zadań – ustanowić kolejkę zadań do wykonania zgodnie z priorytetami</text:p>
        </text:list-item>
        <text:list-item>
          <text:p text:style-name="P15">serwer rozsyła zadania do wykonania węzłom, a w przypadku awarii węzła, może zlecić wykonanie tego zadania innemu węzłowi (ewentualne zadanie wykonywane na tym węźle jest wstrzymywane i kontynuowane później)<?opendocument cursor-position?>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cper Stachyra</meta:initial-creator>
    <dc:creator>Kacper Stachyra</dc:creator>
    <meta:creation-date>2015-11-14T19:19:00Z</meta:creation-date>
    <dc:date>2015-11-14T19:38:00Z</dc:date>
    <meta:template xlink:href="Normal.dotm" xlink:type="simple"/>
    <meta:editing-cycles>2</meta:editing-cycles>
    <meta:editing-duration>PT1140S</meta:editing-duration>
    <meta:document-statistic meta:page-count="1" meta:paragraph-count="2" meta:word-count="208" meta:character-count="1460" meta:row-count="10" meta:non-whitespace-character-count="1254"/>
  </office:meta>
</office:document-meta>
</file>